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text-underline-style="solid" style:text-underline-width="auto" style:text-underline-color="font-color" fo:font-weight="bold" officeooo:rsid="0000b980" officeooo:paragraph-rsid="0000b980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rsid="0000b980" officeooo:paragraph-rsid="0000b980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6pt" fo:font-weight="bold" officeooo:paragraph-rsid="00071548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052ec2" fo:background-color="#fffff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fo:font-style="italic" style:text-underline-style="none" fo:font-weight="normal" officeooo:rsid="0000b980" officeooo:paragraph-rsid="0000b980" fo:background-color="#fffffe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style:line-height-at-least="0.198in"/>
      <style:text-properties fo:color="#000000" fo:font-size="10pt" style:text-underline-style="none" fo:font-weight="normal" officeooo:paragraph-rsid="00052ec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0pt" style:text-underline-style="none" fo:font-weight="normal" officeooo:paragraph-rsid="0007154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0pt" fo:font-style="italic" style:text-underline-style="none" fo:font-weight="normal" officeooo:rsid="0000b980" officeooo:paragraph-rsid="0000b980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b980" officeooo:paragraph-rsid="0000b980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2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b980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b980" officeooo:paragraph-rsid="0000b980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b980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0b980" officeooo:paragraph-rsid="0000b980" style:text-blinking="false" fo:background-color="#ffffff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0b980" officeooo:paragraph-rsid="0000b980" style:text-blinking="false" fo:background-color="#ffffff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0b980" officeooo:paragraph-rsid="0000b980" style:text-blinking="false" fo:background-color="#ffffff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paragraph-rsid="0000b980" style:text-blinking="false" fo:background-color="#ffffff" style:font-size-asian="10pt" style:font-weight-asian="normal" style:font-size-complex="10pt" style:font-weight-complex="normal" loext:padding="0in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ff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normal" officeooo:rsid="0000b980" officeooo:paragraph-rsid="00071548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0b980" officeooo:paragraph-rsid="0000b980" style:text-blinking="false" fo:background-color="#ffffff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P21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b980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22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rsid="0000b980" officeooo:paragraph-rsid="0000b980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00b980" officeooo:paragraph-rsid="00114aa1" style:font-size-asian="16pt" style:font-style-asian="italic" style:font-weight-asian="normal" style:font-size-complex="16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onsolas" fo:font-size="10.5pt" fo:font-style="italic" style:text-underline-style="none" fo:font-weight="normal" officeooo:rsid="0000b980" officeooo:paragraph-rsid="00114aa1" fo:background-color="#fffffe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14aa1" fo:background-color="#fffffe"/>
    </style:style>
    <style:style style:name="T1" style:family="text">
      <style:text-properties fo:font-variant="normal" fo:text-transform="non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/>
    </style:style>
    <style:style style:name="T2" style:family="text">
      <style:text-properties fo:font-variant="normal" fo:text-transform="non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0b980" style:text-blinking="false" fo:background-color="#ffffff" loext:char-shading-value="0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T4" style:family="text">
      <style:text-properties fo:font-variant="normal" fo:text-transform="none" style:text-line-through-style="none" style:text-line-through-type="none" style:font-name="Lato" fo:font-size="14pt" fo:letter-spacing="normal" fo:font-style="normal" style:text-underline-style="solid" style:text-underline-width="auto" style:text-underline-color="font-color" officeooo:rsid="0000b980" style:text-blinking="false" fo:background-color="#ffffff" loext:char-shading-value="0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T5" style:family="text">
      <style:text-properties fo:font-variant="normal" fo:text-transform="none" style:text-line-through-style="none" style:text-line-through-type="none" style:font-name="Lato" fo:letter-spacing="normal" fo:font-style="normal" style:text-blinking="false" fo:background-color="#ffffff" loext:char-shading-value="0" loext:padding="0in" loext:border="none"/>
    </style:style>
    <style:style style:name="T6" style:family="text">
      <style:text-properties fo:font-variant="normal" fo:text-transform="none" style:text-line-through-style="none" style:text-line-through-type="none" style:font-name="Lato" fo:letter-spacing="normal" fo:font-style="normal" officeooo:rsid="0000b980" style:text-blinking="false" fo:background-color="#ffffff" loext:char-shading-value="0" style:font-style-asian="italic" style:font-style-complex="italic" loext:padding="0in" loext:border="none"/>
    </style:style>
    <style:style style:name="T7" style:family="text">
      <style:text-properties fo:font-variant="normal" fo:text-transform="none" style:text-line-through-style="none" style:text-line-through-type="none" style:font-name="Lato" fo:font-size="10pt" fo:letter-spacing="normal" fo:font-style="normal" style:text-underline-style="none" fo:font-weight="normal" officeooo:rsid="0000b980" style:text-blinking="false" fo:background-color="#ffffff" loext:char-shading-value="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8" style:family="text">
      <style:text-properties fo:font-variant="normal" fo:text-transform="none" style:text-line-through-style="none" style:text-line-through-type="none" style:font-name="Consolas" fo:font-size="10.5pt" fo:letter-spacing="normal" fo:font-style="normal" officeooo:rsid="001fd6fd" style:text-blinking="false" fo:background-color="#fffffe" loext:char-shading-value="0" loext:padding="0in" loext:border="none"/>
    </style:style>
    <style:style style:name="T9" style:family="text">
      <style:text-properties fo:font-variant="normal" fo:text-transform="none" fo:color="#0000ff" style:text-line-through-style="none" style:text-line-through-type="none" style:font-name="Consolas" fo:font-size="10.5pt" fo:letter-spacing="normal" fo:font-style="normal" officeooo:rsid="001fd6fd" style:text-blinking="false" fo:background-color="#fffffe" loext:char-shading-value="0" loext:padding="0in" loext:border="none"/>
    </style:style>
    <style:style style:name="T10" style:family="text">
      <style:text-properties fo:font-variant="normal" fo:text-transform="none" fo:color="#00107e" style:text-line-through-style="none" style:text-line-through-type="none" style:font-name="Consolas" fo:font-size="10.5pt" fo:letter-spacing="normal" fo:font-style="normal" officeooo:rsid="001fd6fd" style:text-blinking="false" fo:background-color="#fffffe" loext:char-shading-value="0" loext:padding="0in" loext:border="none"/>
    </style:style>
    <style:style style:name="T11" style:family="text">
      <style:text-properties fo:color="#0000ff"/>
    </style:style>
    <style:style style:name="T12" style:family="text">
      <style:text-properties fo:color="#0000ff" officeooo:rsid="001fd6fd" style:font-size-asian="16pt" style:font-size-complex="16pt"/>
    </style:style>
    <style:style style:name="T13" style:family="text">
      <style:text-properties fo:color="#00107e"/>
    </style:style>
    <style:style style:name="T14" style:family="text">
      <style:text-properties fo:color="#00107e" officeooo:rsid="001fd6fd" style:font-size-asian="16pt" style:font-size-complex="16pt"/>
    </style:style>
    <style:style style:name="T15" style:family="text">
      <style:text-properties fo:color="#09885a"/>
    </style:style>
    <style:style style:name="T16" style:family="text">
      <style:text-properties officeooo:rsid="001fd6fd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Algorithm Scripting</text:p>
      <text:p text:style-name="P2"><text:a xlink:type="simple" xlink:href="http://192.168.0.253:8000/learn/javascript-algorithms-and-data-structures/basic-algorithm-scripting/convert-celsius-to-fahrenheit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basic-algorithm-scripting/convert-celsius-to-fahrenheit" text:style-name="Internet_20_link" text:visited-style-name="Visited_20_Internet_20_Link"><text:span text:style-name="T1">Convert Celsius to Fahrenheit</text:span></text:a></text:p>
      <text:p text:style-name="P15"><text:tab/>const convertToF = (celsius) =&gt; {</text:p>
      <text:p text:style-name="P4"><text:tab/>let fahrenheit = celsius * 9 / 5 + 32</text:p>
      <text:p text:style-name="P4"><text:tab/>return fahrenheit;</text:p>
      <text:p text:style-name="P4"><text:tab/>}</text:p>
      <text:p text:style-name="P11"/>
      <text:p text:style-name="P2"><text:a xlink:type="simple" xlink:href="http://192.168.0.253:8000/learn/javascript-algorithms-and-data-structures/basic-algorithm-scripting/reverse-a-string" text:style-name="Internet_20_link" text:visited-style-name="Visited_20_Internet_20_Link"><text:span text:style-name="T2">Reverse a String</text:span></text:a></text:p>
      <text:p text:style-name="P15"><text:tab/>function reverseString(str) {</text:p>
      <text:p text:style-name="P4"><text:tab/>return str.split('').reverse().join('');</text:p>
      <text:p text:style-name="P4"><text:tab/>}</text:p>
      <text:p text:style-name="P4"><text:tab/>reverseString("hello");</text:p>
      <text:p text:style-name="P12"/>
      <text:p text:style-name="P2"><text:a xlink:type="simple" xlink:href="http://192.168.0.253:8000/learn/javascript-algorithms-and-data-structures/basic-algorithm-scripting/factorialize-a-number" text:style-name="Internet_20_link" text:visited-style-name="Visited_20_Internet_20_Link"><text:span text:style-name="T2">Factorialize a Number</text:span></text:a></text:p>
      <text:p text:style-name="P15"><text:tab/>function factorialize(num) {</text:p>
      <text:p text:style-name="P4"><text:tab/>let product = 1;</text:p>
      <text:p text:style-name="P4"><text:tab/>while(num &gt; 1) {</text:p>
      <text:p text:style-name="P4"><text:tab/>product *= num;</text:p>
      <text:p text:style-name="P4"><text:tab/>num--</text:p>
      <text:p text:style-name="P4"><text:tab/>}</text:p>
      <text:p text:style-name="P4"><text:tab/>return product;</text:p>
      <text:p text:style-name="P4"><text:tab/>}</text:p>
      <text:p text:style-name="P11"/>
      <text:p text:style-name="P2"><text:a xlink:type="simple" xlink:href="http://192.168.0.253:8000/learn/javascript-algorithms-and-data-structures/basic-algorithm-scripting/find-the-longest-word-in-a-string" text:style-name="Internet_20_link" text:visited-style-name="Visited_20_Internet_20_Link"><text:span text:style-name="T2">Find the Longest Word in a String</text:span></text:a></text:p>
      <text:p text:style-name="P15"><text:tab/>function findLongestWordLength(str) {</text:p>
      <text:p text:style-name="P4"><text:tab/>let words = str.split(' ');</text:p>
      <text:p text:style-name="P4"><text:tab/>let wordLength = 0;</text:p>
      <text:p text:style-name="P4"><text:tab/>for(let i = 0; i &lt; words.length; i++) {</text:p>
      <text:p text:style-name="P4"><text:tab/>if(words[i].length &gt; wordLength) {</text:p>
      <text:p text:style-name="P4"><text:tab/>wordLength = words[i].length</text:p>
      <text:p text:style-name="P4"><text:tab/>}</text:p>
      <text:p text:style-name="P4"><text:tab/>}</text:p>
      <text:p text:style-name="P4"><text:tab/>return wordLength;</text:p>
      <text:p text:style-name="P4"><text:tab/>}</text:p>
      <text:p text:style-name="P11"/>
      <text:p text:style-name="P2"><text:a xlink:type="simple" xlink:href="http://192.168.0.253:8000/learn/javascript-algorithms-and-data-structures/basic-algorithm-scripting/return-largest-numbers-in-arrays" text:style-name="Internet_20_link" text:visited-style-name="Visited_20_Internet_20_Link"><text:span text:style-name="T2">Return Largest Numbers in Arrays</text:span></text:a></text:p>
      <text:p text:style-name="P16"><text:tab/>function largestOfFour(arr) {</text:p>
      <text:p text:style-name="P4"><text:tab/>let newArr = []</text:p>
      <text:p text:style-name="P4"><text:tab/>for(let i = 0; i &lt; arr.length; i++) {</text:p>
      <text:p text:style-name="P4"><text:tab/>arr[i] = arr[i].sort((a,b)=&gt; b - a)</text:p>
      <text:p text:style-name="P4"><text:tab/>newArr.push(arr[i][0])</text:p>
      <text:p text:style-name="P4"><text:tab/>}</text:p>
      <text:p text:style-name="P4"><text:tab/>return newArr</text:p>
      <text:p text:style-name="P4"><text:tab/>}</text:p>
      <text:p text:style-name="P16"/>
      <text:p text:style-name="P13"/>
      <text:p text:style-name="P13"><text:soft-page-break/></text:p>
      <text:p text:style-name="P13"/>
      <text:p text:style-name="P13"/>
      <text:p text:style-name="P13"/>
      <text:p text:style-name="P2"><text:a xlink:type="simple" xlink:href="http://192.168.0.253:8000/learn/javascript-algorithms-and-data-structures/basic-algorithm-scripting/confirm-the-ending" text:style-name="Internet_20_link" text:visited-style-name="Visited_20_Internet_20_Link">Confirm the Ending</text:a></text:p>
      <text:p text:style-name="P15"><text:tab/>function confirmEnding(str, target) {</text:p>
      <text:p text:style-name="P4"><text:tab/>let re = new RegExp(target + '$', 'i')</text:p>
      <text:p text:style-name="P4"><text:tab/>return re.test(str);</text:p>
      <text:p text:style-name="P4"><text:tab/>}</text:p>
      <text:p text:style-name="P11"/>
      <text:p text:style-name="P3"><text:a xlink:type="simple" xlink:href="http://192.168.0.253:8000/learn/javascript-algorithms-and-data-structures/basic-algorithm-scripting/repeat-a-string-repeat-a-string" text:style-name="Internet_20_link" text:visited-style-name="Visited_20_Internet_20_Link"><text:span text:style-name="T4">Repeat a String Repeat a String</text:span></text:a></text:p>
      <text:p text:style-name="P19"/>
      <text:p text:style-name="P9"><text:span text:style-name="T6"><text:tab/></text:span><text:span text:style-name="T5">function repeatStringNumTimes(str, num) {</text:span></text:p>
      <text:p text:style-name="P4"><text:tab/>let answer = '';</text:p>
      <text:p text:style-name="P4"><text:tab/>while(num &gt; 0) {</text:p>
      <text:p text:style-name="P4"><text:tab/>answer += str;</text:p>
      <text:p text:style-name="P4"><text:tab/>num--</text:p>
      <text:p text:style-name="P4"><text:tab/>}</text:p>
      <text:p text:style-name="P4"><text:tab/>return answer;</text:p>
      <text:p text:style-name="P5"><text:tab/>}</text:p>
      <text:p text:style-name="P8"><text:a xlink:type="simple" xlink:href="http://192.168.0.253:8000/learn/javascript-algorithms-and-data-structures/basic-algorithm-scripting/truncate-a-string" text:style-name="Internet_20_link" text:visited-style-name="Visited_20_Internet_20_Link"><text:span text:style-name="T7"/></text:a></text:p>
      <text:p text:style-name="P8"><text:a xlink:type="simple" xlink:href="http://192.168.0.253:8000/learn/javascript-algorithms-and-data-structures/basic-algorithm-scripting/truncate-a-string" text:style-name="Internet_20_link" text:visited-style-name="Visited_20_Internet_20_Link"><text:span text:style-name="T3">Truncate a String</text:span></text:a></text:p>
      <text:p text:style-name="P15"><text:tab/>function truncateString(str, num) {</text:p>
      <text:p text:style-name="P4"><text:tab/>let x = ''</text:p>
      <text:p text:style-name="P4"><text:tab/>if(str.length &gt; num) {</text:p>
      <text:p text:style-name="P4"><text:tab/>x = str.slice(0, num) + '...'</text:p>
      <text:p text:style-name="P4"><text:tab/>return x</text:p>
      <text:p text:style-name="P4"><text:tab/>}</text:p>
      <text:p text:style-name="P4"><text:tab/>return str;</text:p>
      <text:p text:style-name="P4"><text:tab/>}</text:p>
      <text:p text:style-name="P4"><text:tab/>truncateString("A-tisket a-tasket A green and yellow basket", 8);</text:p>
      <text:p text:style-name="P11"/>
      <text:p text:style-name="P2"><text:a xlink:type="simple" xlink:href="http://192.168.0.253:8000/learn/javascript-algorithms-and-data-structures/basic-algorithm-scripting/finders-keepers" text:style-name="Internet_20_link" text:visited-style-name="Visited_20_Internet_20_Link"><text:span text:style-name="T2">Finders Keepers</text:span></text:a></text:p>
      <text:p text:style-name="P2"><text:span text:style-name="T2"/></text:p>
      <text:p text:style-name="P23"><text:span text:style-name="T2"><text:tab/></text:span><text:span text:style-name="T9">function</text:span><text:span text:style-name="T8"> </text:span><text:span text:style-name="T10">findElement</text:span><text:span text:style-name="T8">(</text:span><text:span text:style-name="T10">arr</text:span><text:span text:style-name="T8">, </text:span><text:span text:style-name="T10">func</text:span><text:span text:style-name="T8">) {</text:span></text:p>
      <text:p text:style-name="P25"><text:span text:style-name="T11"><text:tab/>let</text:span> <text:span text:style-name="T13">num</text:span> = <text:span text:style-name="T15">0</text:span>;</text:p>
      <text:p text:style-name="P25"><text:span text:style-name="T11"><text:tab/>for</text:span> (<text:span text:style-name="T11">var</text:span> <text:span text:style-name="T13">i</text:span> = <text:span text:style-name="T15">0</text:span>; <text:span text:style-name="T13">i</text:span> &lt; <text:span text:style-name="T13">arr</text:span>.<text:span text:style-name="T13">length</text:span>; <text:span text:style-name="T13">i</text:span>++){</text:p>
      <text:p text:style-name="P25"><text:span text:style-name="T13"><text:tab/>num</text:span> = <text:span text:style-name="T13">arr</text:span>[<text:span text:style-name="T13">i</text:span>];</text:p>
      <text:p text:style-name="P25"><text:span text:style-name="T11"><text:tab/>if</text:span> (<text:span text:style-name="T13">func</text:span>(<text:span text:style-name="T13">num</text:span>)){</text:p>
      <text:p text:style-name="P25"><text:span text:style-name="T11"><text:tab/>return</text:span> <text:span text:style-name="T13">num</text:span>;</text:p>
      <text:p text:style-name="P25"><text:tab/>}</text:p>
      <text:p text:style-name="P25"><text:tab/>}</text:p>
      <text:p text:style-name="P25"><text:span text:style-name="T11"><text:tab/>return</text:span> <text:span text:style-name="T11">undefined</text:span>;</text:p>
      <text:p text:style-name="P24"><text:span text:style-name="T2"><text:tab/>}</text:span></text:p>
      <text:p text:style-name="P2"><text:span text:style-name="T2"/></text:p>
      <text:p text:style-name="P2"><text:soft-page-break/><text:a xlink:type="simple" xlink:href="http://192.168.0.253:8000/learn/javascript-algorithms-and-data-structures/basic-algorithm-scripting/boo-who" text:style-name="Internet_20_link" text:visited-style-name="Visited_20_Internet_20_Link"><text:span text:style-name="T2">Boo who</text:span></text:a></text:p>
      <text:p text:style-name="P15"><text:tab/>function booWho(bool) {</text:p>
      <text:p text:style-name="P4"><text:tab/>if(bool === true || bool === false) {</text:p>
      <text:p text:style-name="P4"><text:tab/>return true</text:p>
      <text:p text:style-name="P4"><text:tab/>}</text:p>
      <text:p text:style-name="P4"><text:tab/>return false;</text:p>
      <text:p text:style-name="P4"><text:tab/>}</text:p>
      <text:p text:style-name="P4"><text:tab/>booWho(null);</text:p>
      <text:p text:style-name="P15"/>
      <text:p text:style-name="P15"/>
      <text:p text:style-name="P15"/>
      <text:p text:style-name="P15"/>
      <text:p text:style-name="P15"/>
      <text:p text:style-name="P2"><text:a xlink:type="simple" xlink:href="http://192.168.0.253:8000/learn/javascript-algorithms-and-data-structures/basic-algorithm-scripting/title-case-a-sentence" text:style-name="Internet_20_link" text:visited-style-name="Visited_20_Internet_20_Link"><text:span text:style-name="T2">Title Case a Sentence</text:span></text:a></text:p>
      <text:p text:style-name="P17"><text:tab/>function titleCase(str) {</text:p>
      <text:p text:style-name="P6"><text:tab/>let newStr = str.toLowerCase().split(' ').map((x) =&gt; {</text:p>
      <text:p text:style-name="P6"><text:tab/>let wordArr = x.split('')</text:p>
      <text:p text:style-name="P6"><text:tab/>wordArr[0] = wordArr[0].toUpperCase()</text:p>
      <text:p text:style-name="P6"><text:tab/>return wordArr.join('')</text:p>
      <text:p text:style-name="P6"><text:tab/>})</text:p>
      <text:p text:style-name="P6"><text:tab/>return newStr.join(' ')</text:p>
      <text:p text:style-name="P6"><text:tab/>}</text:p>
      <text:p text:style-name="P17"/>
      <text:p text:style-name="P2"><text:a xlink:type="simple" xlink:href="http://192.168.0.253:8000/learn/javascript-algorithms-and-data-structures/basic-algorithm-scripting/slice-and-splice" text:style-name="Internet_20_link" text:visited-style-name="Visited_20_Internet_20_Link"><text:span text:style-name="T1">Slice and Splice</text:span></text:a></text:p>
      <text:p text:style-name="P18"><text:tab/>function frankenSplice(arr1, arr2, n) {</text:p>
      <text:p text:style-name="P4"><text:tab/>let newArr = [...arr2]</text:p>
      <text:p text:style-name="P4"><text:tab/>newArr.splice(n, 0, arr1)</text:p>
      <text:p text:style-name="P4"><text:tab/>return newArr.flat()</text:p>
      <text:p text:style-name="P4"><text:tab/>}</text:p>
      <text:p text:style-name="P12"/>
      <text:p text:style-name="P2"><text:a xlink:type="simple" xlink:href="http://192.168.0.253:8000/learn/javascript-algorithms-and-data-structures/basic-algorithm-scripting/falsy-bouncer" text:style-name="Internet_20_link" text:visited-style-name="Visited_20_Internet_20_Link"><text:span text:style-name="T2">Falsy Bouncer</text:span></text:a></text:p>
      <text:p text:style-name="P16"><text:tab/>function bouncer(arr) {</text:p>
      <text:p text:style-name="P4"><text:tab/>let result = []</text:p>
      <text:p text:style-name="P4"><text:tab/>for(let i = 0; i &lt; arr.length; i++) {</text:p>
      <text:p text:style-name="P4"><text:tab/>if(arr[i]){</text:p>
      <text:p text:style-name="P4"><text:tab/>result.push(arr[i]) </text:p>
      <text:p text:style-name="P4"><text:tab/>}</text:p>
      <text:p text:style-name="P4"><text:tab/>}</text:p>
      <text:p text:style-name="P4"><text:tab/>return result</text:p>
      <text:p text:style-name="P4"><text:tab/>}</text:p>
      <text:p text:style-name="P14"/>
      <text:p text:style-name="P2"><text:a xlink:type="simple" xlink:href="http://192.168.0.253:8000/learn/javascript-algorithms-and-data-structures/basic-algorithm-scripting/where-do-i-belong" text:style-name="Internet_20_link" text:visited-style-name="Visited_20_Internet_20_Link"><text:span text:style-name="T1">Where do I Belong</text:span></text:a></text:p>
      <text:p text:style-name="P7"><text:tab/>function getIndexToIns(arr, num) {</text:p>
      <text:p text:style-name="P4"><text:tab/>arr.push(num)</text:p>
      <text:p text:style-name="P4"><text:tab/>return arr.sort((a,b) =&gt; a - b).indexOf(num)</text:p>
      <text:p text:style-name="P4"><text:tab/>}</text:p>
      <text:p text:style-name="P10"/>
      <text:p text:style-name="P2"><text:a xlink:type="simple" xlink:href="http://192.168.0.253:8000/learn/javascript-algorithms-and-data-structures/basic-algorithm-scripting/mutations" text:style-name="Internet_20_link" text:visited-style-name="Visited_20_Internet_20_Link"><text:span text:style-name="T1">Mutations</text:span></text:a></text:p>
      <text:p text:style-name="P15"><text:tab/>function mutation(arr) {</text:p>
      <text:p text:style-name="P4"><text:soft-page-break/><text:tab/>let word = [...arr[0].toLowerCase()]</text:p>
      <text:p text:style-name="P4"><text:tab/>let comp = arr[1].toLowerCase()</text:p>
      <text:p text:style-name="P4"><text:tab/>for (let i = 0; i &lt; comp.length; i++) {</text:p>
      <text:p text:style-name="P4"><text:tab/>if(!word.includes(comp[i])) return false</text:p>
      <text:p text:style-name="P4"><text:tab/>}</text:p>
      <text:p text:style-name="P4"><text:tab/>return true</text:p>
      <text:p text:style-name="P4"><text:tab/>}</text:p>
      <text:p text:style-name="P12"/>
      <text:p text:style-name="P12"/>
      <text:p text:style-name="P12"/>
      <text:p text:style-name="P12"/>
      <text:p text:style-name="P2"><text:a xlink:type="simple" xlink:href="http://192.168.0.253:8000/learn/javascript-algorithms-and-data-structures/basic-algorithm-scripting/chunky-monkey" text:style-name="Internet_20_link" text:visited-style-name="Visited_20_Internet_20_Link"><text:span text:style-name="T2">Chunky Monkey</text:span></text:a></text:p>
      <text:p text:style-name="P7"><text:tab/>function chunkArrayInGroups(arr, size) {</text:p>
      <text:p text:style-name="P4"><text:tab/>let result = []</text:p>
      <text:p text:style-name="P4"><text:tab/>for (let i = 0; i &lt; arr.length; i++) {</text:p>
      <text:p text:style-name="P4"><text:tab/>result.push(arr.splice(0, size))</text:p>
      <text:p text:style-name="P4"><text:tab/>}</text:p>
      <text:p text:style-name="P4"><text:tab/>for (let i = 0; i &lt; arr.length; i++) {</text:p>
      <text:p text:style-name="P4"><text:tab/>result.push(arr.splice(0, size))</text:p>
      <text:p text:style-name="P4"><text:tab/>}</text:p>
      <text:p text:style-name="P4"><text:tab/>for (let i = 0; i &lt; arr.length; i++) {</text:p>
      <text:p text:style-name="P4"><text:tab/>result.push(arr.splice(0, size))</text:p>
      <text:p text:style-name="P4"><text:tab/>}</text:p>
      <text:p text:style-name="P4"><text:tab/>return result</text:p>
      <text:p text:style-name="P4"><text:tab/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6-16T18:50:52.465000000</dc:date>
    <meta:editing-duration>PT1H21M58S</meta:editing-duration>
    <meta:editing-cycles>9</meta:editing-cycles>
    <meta:document-statistic meta:table-count="0" meta:image-count="0" meta:object-count="0" meta:page-count="4" meta:paragraph-count="136" meta:word-count="428" meta:character-count="2691" meta:non-whitespace-character-count="2279"/>
  </office:meta>
</office:document-meta>
</file>